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end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5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6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7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8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9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2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3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5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6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7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8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0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2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3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4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5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6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7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8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0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1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2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3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4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5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6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7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8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39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0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3bd09"/>
    </style:style>
    <style:style style:name="T3" style:family="text">
      <style:text-properties officeooo:rsid="00051fc1"/>
    </style:style>
    <style:style style:name="T4" style:family="text">
      <style:text-properties officeooo:rsid="00077663"/>
    </style:style>
    <style:style style:name="T5" style:family="text">
      <style:text-properties officeooo:rsid="000bd2a7"/>
    </style:style>
    <style:style style:name="T6" style:family="text">
      <style:text-properties officeooo:rsid="000c2470"/>
    </style:style>
    <style:style style:name="T7" style:family="text">
      <style:text-properties officeooo:rsid="001033b5"/>
    </style:style>
    <style:style style:name="T8" style:family="text">
      <style:text-properties officeooo:rsid="001144fb"/>
    </style:style>
    <style:style style:name="T9" style:family="text">
      <style:text-properties officeooo:rsid="00159f7a"/>
    </style:style>
    <style:style style:name="T10" style:family="text">
      <style:text-properties officeooo:rsid="0017b03a"/>
    </style:style>
    <style:style style:name="T11" style:family="text">
      <style:text-properties officeooo:rsid="0019e66c"/>
    </style:style>
    <style:style style:name="T12" style:family="text">
      <style:text-properties officeooo:rsid="001bf07c"/>
    </style:style>
    <style:style style:name="T13" style:family="text">
      <style:text-properties officeooo:rsid="001cb5f8"/>
    </style:style>
    <style:style style:name="T14" style:family="text">
      <style:text-properties officeooo:rsid="001fc6f3"/>
    </style:style>
    <style:style style:name="T15" style:family="text">
      <style:text-properties officeooo:rsid="002217d0"/>
    </style:style>
    <style:style style:name="T16" style:family="text">
      <style:text-properties officeooo:rsid="0023f800"/>
    </style:style>
    <style:style style:name="T17" style:family="text">
      <style:text-properties officeooo:rsid="0024e246"/>
    </style:style>
    <style:style style:name="T18" style:family="text">
      <style:text-properties officeooo:rsid="0027548a"/>
    </style:style>
    <style:style style:name="T19" style:family="text">
      <style:text-properties officeooo:rsid="0028db5c"/>
    </style:style>
    <style:style style:name="T20" style:family="text">
      <style:text-properties officeooo:rsid="0029e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"/></text:span>Чёрный странник,</text:p>
      <text:p text:style-name="P2"><text:s/>или очень длинное письмо про совсем краткую жизнь </text:p>
      <text:p text:style-name="P2"/>
      <text:p text:style-name="P2"/>
      <text:p text:style-name="P1"/>
      <text:p text:style-name="P10">эпиграф: <text:s text:c="48"/></text:p>
      <text:p text:style-name="P3"><text:s text:c="40"/></text:p>
      <text:p text:style-name="P3">...всё это было так давно, </text:p>
      <text:p text:style-name="P3">что смысла уж нет усомняться</text:p>
      <text:p text:style-name="P3">так ли всё это было</text:p>
      <text:p text:style-name="P3">да и было ли вообще...</text:p>
      <text:p text:style-name="P4"/>
      <text:p text:style-name="P4"/>
      <text:p text:style-name="P4"/>
      <text:p text:style-name="P4">Варанда...</text:p>
      <text:p text:style-name="P4">Набор звуков...</text:p>
      <text:p text:style-name="P4">Да и сама она отсюда только слышится.</text:p>
      <text:p text:style-name="P4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"/>
      <text:p text:style-name="P4">И я не первый у неё на берегу, и не последний...</text:p>
      <text:p text:style-name="P4"/>
      <text:p text:style-name="P4">А что оно такое — этот я?</text:p>
      <text:p text:style-name="P4">Такая же струя, но обезвожено расплющенная о данный миг.</text:p>
      <text:p text:style-name="P5">Распят на той дыре, через которую будущее валом валит в прошлое.</text:p>
      <text:p text:style-name="P5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6">Ну, и, конечно, в промежутке <text:span text:style-name="T3">—</text:span> я, застигнутый текущим мигом на берегу Варанды.</text:p>
      <text:p text:style-name="P6">O, water! We be of one blood — thou and me!..</text:p>
      <text:p text:style-name="P6"/>
      <text:p text:style-name="P6">Но сколько не выпендривайся начитанным багажом, <text:s/><text:span text:style-name="T4">тягуче ползущему времени пофиг, и сумеркам за стенкой моей </text:span><text:span text:style-name="T1">нейлонотканной</text:span><text:span text:style-name="T4"> палаточки ещё очень неблизко до тьмы ночной.</text:span></text:p>
      <text:p text:style-name="P7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7"/>
      <text:p text:style-name="P7"/>
      <text:p text:style-name="P7"/>
      <text:p text:style-name="P8">Здравствуй, Лиляна.</text:p>
      <text:p text:style-name="P8"/>
      <text:p text:style-name="P8">(...куда милозвучнее, чем Варанда, а?..</text:p>
      <text:p text:style-name="P8"><text:s text:c="2"/>...заткнись и дело делай...)</text:p>
      <text:p text:style-name="P8"/>
      <text:p text:style-name="P8">Вот и пишу обещанное тебе при нашей встрече письмо.</text:p>
      <text:p text:style-name="P8">Зачем? Объяснить — оправдаться?</text:p>
      <text:p text:style-name="P8">Объяснить можно что угодно — переделать нельзя.</text:p>
      <text:p text:style-name="P8">Но слово дадено, надо исполнять.</text:p>
      <text:p text:style-name="P8"/>
      <text:p text:style-name="P8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<text:soft-page-break/>мало похожего на ухаря в мамином альбоме.</text:p>
      <text:p text:style-name="P8">Непонятный морщинистый мужик с бородой. Разве о таком папе ты мечтала с самого детства?</text:p>
      <text:p text:style-name="P8">Так что и прощальное наше объятие на вокзале стерпела (женщине под тридцать не так уж и сложно), но и — только. </text:p>
      <text:p text:style-name="P9">Лёд трещины не дал, сады не расцвели и не наполнились ликующими трелями дроздов и прочих синичек.</text:p>
      <text:p text:style-name="P9">А <text:s/><text:span text:style-name="T5">вот </text:span>мне, как всегда, везёт, <text:span text:style-name="T5">потому что</text:span> тебя в моей жизни <text:s/>куда больше <text:span text:style-name="T5">было</text:span>, чем меня <text:span text:style-name="T5">в твоей</text:span>.</text:p>
      <text:p text:style-name="P11">Помню, как ты пнула меня в нос пяткой, проворачиваясь в животе своей матери.</text:p>
      <text:p text:style-name="P11">Как нёс тебя в тугом стерильном коконе из роддома.</text:p>
      <text:p text:style-name="P11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1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1">Потому что я был уик-эндный папа.</text:p>
      <text:p text:style-name="P11">Пахал на стройках соседней области, чтоб получить квартиру от СМП-615 и зажить своим домком да ладком.</text:p>
      <text:p text:style-name="P12">А в один из приездов, <text:span text:style-name="T6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3">И он безропотно завёл мотор.</text:p>
      <text:p text:style-name="P13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3">Последняя слеза моей жизни.</text:p>
      <text:p text:style-name="P13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3">Об чём кручинишься, болезный?</text:p>
      <text:p text:style-name="P13">Рухнули надежды, расплющив бедолагу на наковальне окаменелого сердца?</text:p>
      <text:p text:style-name="P13">Простые истины неоспоримы, неизбежны.</text:p>
      <text:p text:style-name="P13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4">Верно подмечено: воспоминанье о минувшем счастьи не приносит радости, а вспомнишь горе и — боль тут как тут, щемит.</text:p>
      <text:p text:style-name="P14">Даже тут на берегу Варанды, за тысячи километров от тесной спальни, за миллионы запечатлённых мигов, передающих друг другу эстафетную палочку - «я».</text:p>
      <text:p text:style-name="P14">А я тебе так скажу, любезный я: лечиться надо тем же, от чего занемог.</text:p>
      <text:p text:style-name="P14">Простая истина тебя пришибла?</text:p>
      <text:p text:style-name="P14">Выбей её не менее простой, как клин клином.</text:p>
      <text:p text:style-name="P14">Мысли шире. Переходи от «я» к «мы».</text:p>
      <text:p text:style-name="P14">Мы кто такие?</text:p>
      <text:p text:style-name="P14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4">Утешься этой простой истиной и жди — авось рассосётся тягостное мозженье в яйцах.</text:p>
      <text:p text:style-name="P14"><text:soft-page-break/>Однако, при дамах об этом не принято. Начну-ка <text:span text:style-name="T13">заново</text:span>...</text:p>
      <text:p text:style-name="P14"/>
      <text:p text:style-name="P14"/>
      <text:p text:style-name="P14">Здравствуй, дочка.</text:p>
      <text:p text:style-name="P14">Хоть наша встреча живьём тебя не убедила отказаться от корректного «вы», я продолжаю фамильярничать и называть тебя на «ты».</text:p>
      <text:p text:style-name="P14">Позавчера, <text:span text:style-name="T7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5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5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8">в</text:span> право<text:span text:style-name="T8">м</text:span> <text:span text:style-name="T8">конце</text:span> стенка поворачивает под прямым углом, ровно на ширину корыта, <text:span text:style-name="T8">куда</text:span> из неё непрерывно течёт струя родниковой воды, <text:span text:style-name="T8">по пути </text:span>наполняя округлую каменную чашу для людей, <text:span text:style-name="T8">чтоб</text:span> <text:span text:style-name="T8">выливаться</text:span> в ёмкость для скота <text:s/>и, с левого конца, <text:span text:style-name="T8">журчать наземь; а там — куда придётся, под уклон.</text:span></text:p>
      <text:p text:style-name="P27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5"/>
      <text:p text:style-name="P14"/>
      <text:p text:style-name="P14"/>
      <text:p text:style-name="P16">В армянском языке есть два потрясных, по глубине и силе, выражения: «цавыд таним» и «матаг аним».</text:p>
      <text:p text:style-name="P16">Первое дословно означает: «я понесу твою боль». Ровно два слова, а сколько красоты и философского смысла.</text:p>
      <text:p text:style-name="P16">Второе из выражений, типа как, обязательство принести благодарственную жертву — матаг.</text:p>
      <text:p text:style-name="P16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6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6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6">И — обязательное условие — поделиться мясом жертвы с родственниками и соседями.</text:p>
      <text:p text:style-name="P16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6">- Цавыд таним, ты ж за картошку мне не заплатил.</text:p>
      <text:p text:style-name="P16">- Матаг аним, 600 драм ов сотенными монетками только что дал. Посмотри в кармане.</text:p>
      <text:p text:style-name="P16">- Цавыд таним, я с утра торгую, в кармане этих соток уйма.</text:p>
      <text:p text:style-name="P16">- Матаг аним, второй раз платить не буду. Пить надо меньше.</text:p>
      <text:p text:style-name="P16"/>
      <text:p text:style-name="P16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6">- Мистер Огольцов!!</text:p>
      <text:p text:style-name="P17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7">- Вы ж нам преподавали! Помните меня? Имя помните?</text:p>
      <text:p text:style-name="P17">- Может, Ануш? - наобум попробовал я, к общему восторгу и гордости, что их Ануш и через <text:soft-page-break/>много лет помнят по имени.</text:p>
      <text:p text:style-name="P17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7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8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8">Остатки самоконтроля ушли на то, чтоб добрести до росшего неподалёку дуба и помочиться по ту сторону его широкого ствола.</text:p>
      <text:p text:style-name="P18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8">А рыбы страдают морской болезнью?</text:p>
      <text:p text:style-name="P19">Пробудившись среди ночного мрака и холода, <text:span text:style-name="T9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0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0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0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0">Инвентаризация обнаружила <text:span text:style-name="T17">недостачу</text:span> верхнего протеза.</text:p>
      <text:p text:style-name="P20">Я побрёл к дубу. Тупо поколупал палочкой лужицу застылых блёв в развилке корневищ — нету.</text:p>
      <text:p text:style-name="P20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1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1">Мудрые слова — «надо меньше пить», но я давно предупреждал, что пью без тормозов — сколько нáлито. </text:p>
      <text:p text:style-name="P22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2">Но сегодня, набирая запас воды в дорогу, я рассмотрел дерево для отчёта тебе.</text:p>
      <text:p text:style-name="P22"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<text:soft-page-break/>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2">И я зашёл внутрь дерева и оказался в сум<text:span text:style-name="T10">ере</text:span>чном гроте, куда свет проникает лишь от входа и противуположного выхода. <text:s/><text:span text:style-name="T10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3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3">Насколько исполнимо такое намерение я не знал, но раз есть тропка, то зачем-то же она есть.</text:p>
      <text:p text:style-name="P23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3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3">От леса спускались крохотные на таком расстоянии фигурки пары коней, двух человек и собаки.</text:p>
      <text:p text:style-name="P23">Мы сошлись минут через десять. Кони волокли под гору некрупные стволы деревьев, <text:span text:style-name="T11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4">Углубившись в лес, я встретил ещё одну партию лесорубов. На этот раз из трёх лошадей с тремя же мужиками и без собаки.</text:p>
      <text:p text:style-name="P24">Мы поздоровались и я спросил смогу ли пройти по тумбам к Сарушену.</text:p>
      <text:p text:style-name="P24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4">Я прошёл и триста метров, и пятьсот — топора не слышно было, должно быть старик устроил перекур с дремотой, или обедал.</text:p>
      <text:p text:style-name="P24">Не доходя до вершины, дорога раздесятерилась на мелкие тропы.</text:p>
      <text:p text:style-name="P24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4">Утомительное занятие, и я двинул в обход вершины, надеясь не пропустить место, где гряду продолжает следующий тумб.</text:p>
      <text:p text:style-name="P24">И вдруг почувствовалась какая-то перемена. Словно тише стало. Странно померк свет.</text:p>
      <text:p text:style-name="P24">И без того нечастые блики солнца исчезли вовсе. Облака там, что ль, сошлись над лесом?</text:p>
      <text:p text:style-name="P25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25">Что-то заставило меня оглянуться и я встретился с внимательно пытливым взглядом зверя.</text:p>
      <text:p text:style-name="P25">Шакал? Собака?</text:p>
      <text:p text:style-name="P25">Ах, нет. Посмотри на этот хвост: конечно же, лиса. Возможно — лис, но молодой, не натыкался ещё на охотников.</text:p>
      <text:p text:style-name="P25">- Hey, Fox. I am not young, I'm not a prince. Go your way.</text:p>
      <text:p text:style-name="P25">Я двинулся дальше, уворачиваясь от нитей паутины, обходя, а иногда и продираясь сквозь колючие кусты, а лис шёл следом.</text:p>
      <text:p text:style-name="P25">Кто сказал, что животные отводят глаза?</text:p>
      <text:p text:style-name="P25">Так мы и шли, порой я что-то говорил ему, но он отмалчивался.</text:p>
      <text:p text:style-name="P25"><text:soft-page-break/>В какой-то момент я снял вещмешок, отломил и бросил ему кусок хлеба.</text:p>
      <text:p text:style-name="P26">Сперва, он словно и не знал как подступиться, но потом съел, держа меня под неослабным контролем.</text:p>
      <text:p text:style-name="P26">Может, рассматривает как потенциальную добычу? Рановато.</text:p>
      <text:p text:style-name="P26">И лишь когда впереди завиднелись наполненные солнцем просветы меж деревьев, он начал озираться и вскоре вовсе пропал.</text:p>
      <text:p text:style-name="P26">Прощай, молодой лис из молодого леса.</text:p>
      <text:p text:style-name="P26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6">Блуждать в поисках тропы к Сарушену мне уже перехотелось и я начал высматривать спуск в покинутую деревню Схторашен.</text:p>
      <text:p text:style-name="P26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8">Деревня Схторашен опустела ещё до войны, потому и крыши не разбиты, и нет следов пожара.</text:p>
      <text:p text:style-name="P28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8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8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8">После пары поворотов плавного серпантина, асфальт взял прямой курс к перевалу из просторной долины Кармир-Шуки.</text:p>
      <text:p text:style-name="P28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8">Соль пота ела глаза,которые уже не сигали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8"><text:span text:style-name="T12">Раза два я сворачивал в сторону — полакомиться чёрными ягодами придорожного моша, </text:span><text:s/><text:span text:style-name="T12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29"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0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не оказался на открытом — на удивление ровном — месте, протянувшемся вдоль основания тумба-великана на том берегу.</text:p>
      <text:p text:style-name="P30">Представь себе почти отвесно вздымающееся футбольное поле, поросшее лиственным лесом до <text:soft-page-break/>самого верха.</text:p>
      <text:p text:style-name="P30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0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0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0">Главное не скатиться в мегаломанию — чем больше, мол, пространства на отдельно взятую душу, тем выше ранг носителя данной души.</text:p>
      <text:p text:style-name="P30">Однажды я листал какой-то лощёный журнал на немецком.</text:p>
      <text:p text:style-name="P30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0">Статья перемежалась красочными снимками, <text:span text:style-name="T14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1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1">А нынче он банкует. Пахан по полной. Счастлив ли?</text:p>
      <text:p text:style-name="P31">Не верю, с оглядкой на выражение лица в том выхоленном парке.</text:p>
      <text:p text:style-name="P31">Ну, а я?</text:p>
      <text:p text:style-name="P31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1">Вопрос, конечно, интересный...</text:p>
      <text:p text:style-name="P31">Жаль нету зеркала — поставить диагноз по выражению лица.</text:p>
      <text:p text:style-name="P31">Место это открылось мне шесть лет назад.</text:p>
      <text:p text:style-name="P31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1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2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2">В лагерь я попал уже затемно. </text:p>
      <text:p text:style-name="P32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2"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2">Два длиннючих стола из листового железа, с узкими лавками по бокам, протянулись, один за <text:soft-page-break/>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2">Чуть в стороне стояла шестиместная палатка воспи<text:span text:style-name="T15">та</text:span>тельниц и ещё одна, совсем маленькая, <text:s/><text:span text:style-name="T15">для директора Шаварша и его жены, а по совместительству фельдшерицы-поварихи лагеря.</text:span></text:p>
      <text:p text:style-name="P33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3">Меня опознали в свете лампы и кликнули Сатэник, а с ней прибежала Рузанна.</text:p>
      <text:p text:style-name="P33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3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3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3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3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4">Составление реляции гипотетическим добродетелям от необличённых грантокрадов прервал восторженный писк притиснувшейся ко мне сбоку Эмки.</text:p>
      <text:p text:style-name="P34">Я погладил её волосы и узкую спинку дошкольницы; о чём-то спрашивал, она отвечала и тоже спрашивала меня о чём-то.</text:p>
      <text:p text:style-name="P34">- А где Ашот? Ты видела его?</text:p>
      <text:p text:style-name="P34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4">Я достал из кармана летней куртки печенье с конфетами и дал Эмке, чтоб она поделилась с Ашотом. Она тихо отошла.</text:p>
      <text:p text:style-name="P34">Потом была трапеза для взрослых.</text:p>
      <text:p text:style-name="P34">Воспитательницы чинно пили вино; директор, физрук, участковый милиционер из соседней деревни и я — тутовую водку.</text:p>
      <text:p text:style-name="P34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4">Группа старшеклассников подошла к Шаваршу за разрешением устроить танцы и тот милостиво позволил отодвинуть отбой на полчаса. </text:p>
      <text:p text:style-name="P34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4">Старшеклассники отошли к костру — вытанцовывать под музыку из колонки на соседнем с лампой дереве.</text:p>
      <text:p text:style-name="P34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4">Потом директор дал приказ выключить генератор и удалился отдыхать.</text:p>
      <text:p text:style-name="P34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оссказнями и ухохатываться над <text:span text:style-name="T16">извечными анекдотами до часу или двух по полуночи.</text:span></text:p>
      <text:p text:style-name="P35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<text:soft-page-break/>до Степанакерта.</text:p>
      <text:p text:style-name="P35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5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5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5">К тебе — единственному из всей семьи — отец подойти не захотел.</text:p>
      <text:p text:style-name="P35">Но, как говорится, дело прошлое или, повторяя мудрое изречение моей последней тёщи, Эммы Аршаковны: «Кянгя ли!»</text:p>
      <text:p text:style-name="P36">Что-то малость меня припечалило это уединённо роскошное местечко. Ладно, хватит тоску нагонять.</text:p>
      <text:p text:style-name="P36">Повалялись, а теперь пособираем венвильно дозволяемый сушняк и валежник.</text:p>
      <text:p text:style-name="P36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6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6">Следующие две ходки получаются уже короче, и ещё короче.</text:p>
      <text:p text:style-name="P36">Теперь остаётся наломать дров для костра, где буду печь «пионеров идеал-ал-ал...»</text:p>
      <text:p text:style-name="P36">Делать это приходится голыми руками, поскольку из оружия при мне и ножа даже нет.</text:p>
      <text:p text:style-name="P36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6">Впрочем, без нападения не обошлось.</text:p>
      <text:p text:style-name="P36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6">Ух, и взлаяли ж они у меня над головой!</text:p>
      <text:p text:style-name="P36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6">Мужик завёл было знакомую байду про волков, <text:span text:style-name="T18">но я не церемонясь заявил, что после его псов мне вообще никто не страшен.</text:span></text:p>
      <text:p text:style-name="P37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7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7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7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7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7"><text:soft-page-break/>Но, сколько б я перед тобой не хвастался, вершины номер один в павлиньем хвосте моих бродяжных достижений нет.</text:p>
      <text:p text:style-name="P37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7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9">чтоб картофан дошёл до кондиции.</text:span></text:p>
      <text:p text:style-name="P38">Но это чуть потом, а пока что установлю палатку, а то, вон, солнце уже зашло за крутой тумб и от речки потянуло сумерками.</text:p>
      <text:p text:style-name="P38">Любой из нас, хоть на сколько-нибудь, да пироман.</text:p>
      <text:p text:style-name="P38">Пировали пироманы пирогами с Пиросмани.</text:p>
      <text:p text:style-name="P38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8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8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8">А что тебе видится в открытом огне, или трепетном мерцании распадающихся в уголь чёрно-седых головешек?</text:p>
      <text:p text:style-name="P38">...мы были семенем, ростком, почками, ветвями...</text:p>
      <text:p text:style-name="P38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8">Огонь ест дерево, я ем картошку, меня едят мошки.</text:p>
      <text:p text:style-name="P38">Кто не ест, тот не живёт.</text:p>
      <text:p text:style-name="P38">Даже такие тихони как кристаллы, или, там, сталактиты-сталагмиты, по ходу своего безубойного роста пожирают пространство.</text:p>
      <text:p text:style-name="P39">А вот время сожрать невозможно, поскольку его вовсе нет.</text:p>
      <text:p text:style-name="P39">Время — ржавая селёдка для сбивки с толку простофиль.</text:p>
      <text:p text:style-name="P39">Есть только разные состояния пространства: пространство освещаемое слева — утро, <text:s/>пространство освещённое справа — вечер.</text:p>
      <text:p text:style-name="P39">День единица измерения времени? Чушь собачья!</text:p>
      <text:p text:style-name="P39">День — это разность между двумя состояниями пространства.</text:p>
      <text:p text:style-name="P39">Три яблока минус два яблока будет одно яблоко, а не единица времени.</text:p>
      <text:p text:style-name="P40">Вобщем, ты не особенно пугайся <text:span text:style-name="T20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0">Начинаю городить Чёрт знает какую чушь, или такую несу околёсицу, что бог ногу сломит.</text:p>
      <text:p text:style-name="P40">Однако, не буйствую ничуть, вот уж чёрта с два и Боже упаси. Всё по тихому: сам наплету, да сам же и запутаюсь — тут и бзику конец, а потом хоть воду на мне вози.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1-23T09:29:31.698042363</dc:date>
    <dc:creator>sehrguey </dc:creator>
    <meta:editing-duration>PT2H37M29S</meta:editing-duration>
    <meta:editing-cycles>17</meta:editing-cycles>
    <meta:generator>LibreOffice/4.3.3.2$Linux_x86 LibreOffice_project/430m0$Build-2</meta:generator>
    <meta:document-statistic meta:table-count="0" meta:image-count="0" meta:object-count="0" meta:page-count="10" meta:paragraph-count="234" meta:word-count="4680" meta:character-count="31072" meta:non-whitespace-character-count="26398"/>
  </office:meta>
</office:document-meta>
</file>